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Joe Shapiro<text:s/><text:tab/><text:tab/><text:tab/><text:tab/><text:tab/><text:tab/><text:tab/><text:tab/><text:tab/><text:tab/>9/26/16</text:p>
      <text:p text:style-name="Standard">Git and Github<text:tab/><text:tab/><text:tab/><text:tab/><text:tab/><text:tab/><text:tab/><text:tab/>Programming Languages</text:p>
      <text:p text:style-name="Standard"/>
      <text:p text:style-name="Standard">Question 1: <text:s/>A source code control system is very helpful when managing the development of code for many<text:s/>reasons. This control system can track every change made, who made the change, and why the change was made. This is essential if working on a project independently, when collaborating no one steps on someone else’s toes or if the need to revert code comes<text:s/>into play.</text:p>
      <text:p text:style-name="Standard"/>
      <text:p text:style-name="Standard"><text:s text:c="3"/>Question 2: <text:s/>Fork: This allows you to experiment with changed to the original project, without actually affecting it.</text:p>
      <text:p text:style-name="Standard"><text:tab/><text:tab/>Star: Allows you to keep track of projects that you find interesting</text:p>
      <text:p text:style-name="Standard"><text:tab/><text:tab/>Watch: When you watch a project, you receive status updates on their activities</text:p>
      <text:p text:style-name="Standard"/>
      <text:p text:style-name="Standard">Question 3: <text:s/>The purpose of bootstrap is to be a powerful front-end framework for faster and easier web development.</text:p>
      <text:p text:style-name="Standard"/>
      <text:p text:style-name="Standard">Question 4: <text:s/>1 changed file, 10 additions.</text:p>
      <text:p text:style-name="Standard"/>
      <text:p text:style-name="Standard">Question 5: <text:s/>Green indicates addition, red indicates deletions.</text:p>
      <text:p text:style-name="Standard"/>
      <text:p text:style-name="Standard">Question 6: <text:s/>Pull Requests are proposed changes to a repository while an issue is a suggested improvement, task, or question related to the repository.</text:p>
      <text:p text:style-name="Standard"/>
      <text:p text:style-name="Standard">Question 7: <text:s/>The pulse tab shows recent activity on the project. It shows active pull requests and<text:s/>active issues.</text:p>
      <text:p text:style-name="Standard"/>
      <text:p text:style-name="Standard">Question 8:<text:s/><text:a xlink:href="https://github.com/joeshapiro13/HelloJoe/tree/master" office:target-frame-name="_top" xlink:show="replace">https://github.com/joeshapiro13/HelloJoe/tree/master</text:a></text:p>
      <text:p text:style-name="Standard"/>
      <text:p text:style-name="Standard">Question 9: <text:s/>On branch master</text:p>
      <text:p text:style-name="Standard">Your branch is up-to-date with 'origin/master'.</text:p>
      <text:p text:style-name="Standard">Changes not staged for<text:s/>commit:</text:p>
      <text:p text:style-name="Standard"><text:s text:c="2"/>(use "git add &lt;file&gt;..." to update what will be committed)</text:p>
      <text:p text:style-name="Standard"><text:s text:c="2"/>(use "git checkout -- &lt;file&gt;..." to discard changes in working directory)</text:p>
      <text:p text:style-name="Standard"/>
      <text:p text:style-name="Standard"><text:tab/>modified: <text:s text:c="2"/>hello.hs</text:p>
      <text:p text:style-name="Standard"/>
      <text:p text:style-name="Standard">no changes added to commit (use "git add" and/or "git commit -a")</text:p>
      <text:p text:style-name="Standard"/>
      <text:p text:style-name="Standard">Question 10: <text:s/>On branch master</text:p>
      <text:p text:style-name="Standard">Your branch is up-to-date with 'origin/master'.</text:p>
      <text:p text:style-name="Standard">Changes to be committed:</text:p>
      <text:p text:style-name="Standard"><text:s text:c="2"/>(use "git reset HEAD &lt;file&gt;..." to unstage)</text:p>
      <text:p text:style-name="Standard"/>
      <text:p text:style-name="Standard"><text:tab/>modified: <text:s text:c="2"/>hello.hs</text:p>
      <text:p text:style-name="Standard"/>
      <text:p text:style-name="Standard">Question 11: <text:s/>On branch master</text:p>
      <text:p text:style-name="Standard">Your branch is ahead of 'origin/master' by 1 commit.</text:p>
      <text:p text:style-name="Standard"><text:s text:c="2"/>(use "git push"<text:s/>to publish your local commits)</text:p>
      <text:p text:style-name="Standard">nothing to commit, working directory clean</text:p>
      <text:soft-page-break/>
      <text:p text:style-name="Standard">Question 12: On branch master</text:p>
      <text:p text:style-name="Standard">Your branch is up-to-date with 'origin/master'.</text:p>
      <text:p text:style-name="Standard">nothing to commit, working directory clean</text:p>
      <text:p text:style-name="Standard"/>
      <text:p text:style-name="Standard">Question 13: I finished this up outside of class. On git hub<text:s/>it gave me a successful update to my Hello.hs, is my classmate collaborator still required?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 Shapiro</meta:initial-creator>
    <dc:creator>Joe Shapiro</dc:creator>
    <meta:creation-date>2016-09-27T01:52:00Z</meta:creation-date>
    <dc:date>2016-09-27T01:53:00Z</dc:date>
    <meta:template xlink:href="Normal" xlink:type="simple"/>
    <meta:editing-cycles>3</meta:editing-cycles>
    <meta:editing-duration>PT60S</meta:editing-duration>
    <meta:document-statistic meta:page-count="2" meta:paragraph-count="4" meta:word-count="345" meta:character-count="2313" meta:row-count="16" meta:non-whitespace-character-count="1972"/>
  </office:meta>
</office:document-meta>
</file>